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155cm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marker-start="" draw:marker-start-width="0.381cm" draw:marker-end="Symmetric_20_Arrow" draw:marker-end-width="0.381cm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end" fo:text-indent="0cm" style:writing-mode="rl-tb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writing-mode="rl-tb"/>
      <style:text-properties style:font-size-complex="18pt"/>
    </style:style>
    <style:style style:name="P3" style:family="paragraph">
      <loext:graphic-properties draw:fill="solid" draw:fill-color="#ffff00"/>
      <style:paragraph-properties fo:margin-left="0cm" fo:margin-right="0cm" fo:text-align="end" fo:text-indent="0cm" style:writing-mode="rl-tb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fo:text-indent="0cm" style:writing-mode="rl-tb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rl-tb"/>
      <style:text-properties fo:font-size="12pt" style:font-size-complex="12pt"/>
    </style:style>
    <style:style style:name="P7" style:family="paragraph">
      <loext:graphic-properties draw:fill="none"/>
      <style:paragraph-properties fo:margin-left="0cm" fo:margin-right="0cm" fo:text-align="center" fo:text-indent="0cm" style:writing-mode="rl-tb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 draw:fill-color="#00ff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solid" draw:fill-color="#ff00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style:font-size-complex="18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655cm" svg:height="1.725cm" svg:x="12.519cm" svg:y="1.3cm">
          <draw:text-box>
            <text:p text:style-name="P1"><text:span text:style-name="T1">ת</text:span><text:span text:style-name="T1">ר</text:span><text:span text:style-name="T1">ש</text:span><text:span text:style-name="T1">י</text:span><text:span text:style-name="T1">ם </text:span><text:span text:style-name="T1">מ</text:span><text:span text:style-name="T1">ס</text:span><text:span text:style-name="T1">' </text:span><text:span text:style-name="T1">1</text:span><text:span text:style-name="T1">: </text:span></text:p>
            <text:p text:style-name="P1"><text:span text:style-name="T1">ע</text:span><text:span text:style-name="T1">ב</text:span><text:span text:style-name="T1">וד</text:span><text:span text:style-name="T1">ה </text:span><text:span text:style-name="T1">ח</text:span><text:span text:style-name="T1">ד</text:span><text:span text:style-name="T1">ש</text:span><text:span text:style-name="T1">ה</text:span></text:p>
          </draw:text-box>
        </draw:frame>
        <draw:rect draw:style-name="gr2" draw:text-style-name="P3" draw:layer="layout" svg:width="5.468cm" svg:height="3.302cm" svg:x="23.225cm" svg:y="1cm">
          <text:p text:style-name="P1"><text:span text:style-name="T2">נת</text:span><text:span text:style-name="T2">וני</text:span><text:span text:style-name="T2">ם:</text:span></text:p>
          <text:p text:style-name="P1"><text:span text:style-name="T3">ש</text:span><text:span text:style-name="T3">ם </text:span><text:span text:style-name="T3">מ</text:span><text:span text:style-name="T3">ש</text:span><text:span text:style-name="T3">ת</text:span><text:span text:style-name="T3">מ</text:span><text:span text:style-name="T3">ש</text:span></text:p>
          <text:p text:style-name="P1"><text:span text:style-name="T3">קו</text:span><text:span text:style-name="T3">ד </text:span><text:span text:style-name="T3">ניי</text:span><text:span text:style-name="T3">ר</text:span></text:p>
          <text:p text:style-name="P1"><text:span text:style-name="T4">קו</text:span><text:span text:style-name="T4">ד </text:span><text:span text:style-name="T4">ניי</text:span><text:span text:style-name="T4">ר </text:span><text:span text:style-name="T4">של </text:span><text:span text:style-name="T4">עב</text:span><text:span text:style-name="T4">וד</text:span><text:span text:style-name="T4">ת </text:span><text:span text:style-name="T4">בס</text:span><text:span text:style-name="T4">יס</text:span></text:p>
          <text:p text:style-name="P1"><text:span text:style-name="T4">גיר</text:span><text:span text:style-name="T4">ס</text:span><text:span text:style-name="T4">ת </text:span><text:span text:style-name="T4">בס</text:span><text:span text:style-name="T4">יס</text:span></text:p>
          <text:p text:style-name="P1"><text:span text:style-name="T4">רש</text:span><text:span text:style-name="T4">ימ</text:span><text:span text:style-name="T4">ת </text:span><text:span text:style-name="T4">מ</text:span><text:span text:style-name="T4">עט</text:span><text:span text:style-name="T4">פו</text:span><text:span text:style-name="T4">ת</text:span></text:p>
        </draw:rect>
        <draw:connector draw:style-name="gr3" draw:text-style-name="P4" draw:layer="layout" svg:x1="14.824cm" svg:y1="5.42cm" svg:x2="14.824cm" svg:y2="8.46cm" draw:start-shape="id1" draw:start-glue-point="2" draw:end-shape="id2" svg:d="M14824 5420v3040" svg:viewBox="0 0 1 3041">
          <text:p/>
        </draw:connector>
        <draw:rect draw:style-name="gr4" draw:text-style-name="P6" xml:id="id6" draw:id="id6" draw:layer="layout" svg:width="5.715cm" svg:height="1.27cm" svg:x="3.858cm" svg:y="25.935cm">
          <text:p text:style-name="P5"><text:span text:style-name="T5">ה</text:span><text:span text:style-name="T5">ע</text:span><text:span text:style-name="T5">ת</text:span><text:span text:style-name="T5">ק</text:span><text:span text:style-name="T5"> </text:span><text:span text:style-name="T5">ק</text:span><text:span text:style-name="T5">ב</text:span><text:span text:style-name="T5">צ</text:span><text:span text:style-name="T5">י</text:span><text:span text:style-name="T5">ם</text:span><text:span text:style-name="T5"> </text:span><text:span text:style-name="T5">ל</text:span><text:span text:style-name="T5">פ</text:span><text:span text:style-name="T5">י</text:span><text:span text:style-name="T5"> </text:span><text:span text:style-name="T5">מ</text:span><text:span text:style-name="T5">פ</text:span><text:span text:style-name="T5">ת</text:span><text:span text:style-name="T5">ח</text:span></text:p>
          <text:p text:style-name="P5"><text:span text:style-name="T5">(</text:span><text:span text:style-name="T5">ג</text:span><text:span text:style-name="T5">ם</text:span><text:span text:style-name="T5"> </text:span><text:span text:style-name="T5">ע</text:span><text:span text:style-name="T5">ב</text:span><text:span text:style-name="T5">ו</text:span><text:span text:style-name="T5">ר</text:span><text:span text:style-name="T5"> </text:span><text:span text:style-name="T5">מ</text:span><text:span text:style-name="T5">ע</text:span><text:span text:style-name="T5">ט</text:span><text:span text:style-name="T5">פ</text:span><text:span text:style-name="T5">ו</text:span><text:span text:style-name="T5">ת</text:span><text:span text:style-name="T5"> </text:span><text:span text:style-name="T5">א</text:span><text:span text:style-name="T5">ם</text:span><text:span text:style-name="T5"> </text:span><text:span text:style-name="T5">ק</text:span><text:span text:style-name="T5">י</text:span><text:span text:style-name="T5">י</text:span><text:span text:style-name="T5">מ</text:span><text:span text:style-name="T5">ו</text:span><text:span text:style-name="T5">ת</text:span><text:span text:style-name="T5">)</text:span></text:p>
        </draw:rect>
        <draw:rect draw:style-name="gr4" draw:text-style-name="P6" xml:id="id2" draw:id="id2" draw:layer="layout" svg:width="6.35cm" svg:height="1.595cm" svg:x="11.649cm" svg:y="8.46cm">
          <text:p text:style-name="P5"><text:span text:style-name="T5">צור את תיקיית העבודה ותיקיות </text:span></text:p>
          <text:p text:style-name="P5"><text:span text:style-name="T5">המשנה שלה בתיקיית הלקח</text:span></text:p>
        </draw:rect>
        <draw:connector draw:style-name="gr3" draw:text-style-name="P4" draw:layer="layout" svg:x1="14.824cm" svg:y1="10.055cm" svg:x2="14.825cm" svg:y2="12.37cm" draw:start-shape="id2" draw:start-glue-point="2" draw:end-shape="id3" draw:end-glue-point="4" svg:d="M14824 10055v1158h1v1157" svg:viewBox="0 0 2 2316">
          <text:p/>
        </draw:connector>
        <draw:rect draw:style-name="gr4" draw:text-style-name="P6" xml:id="id4" draw:id="id4" draw:layer="layout" svg:width="6.35cm" svg:height="1.905cm" svg:x="3.54cm" svg:y="18.42cm">
          <text:p text:style-name="P5"><text:span text:style-name="T5">עב</text:span><text:span text:style-name="T5">ור </text:span><text:span text:style-name="T5">כל </text:span><text:span text:style-name="T5">מ</text:span><text:span text:style-name="T5">עט</text:span><text:span text:style-name="T5">פה </text:span><text:span text:style-name="T5">בר</text:span><text:span text:style-name="T5">שי</text:span><text:span text:style-name="T5">מ</text:span><text:span text:style-name="T5">ה:</text:span></text:p>
          <text:p text:style-name="P5"><text:span text:style-name="T5">צו</text:span><text:span text:style-name="T5">ר </text:span><text:span text:style-name="T5">תי</text:span><text:span text:style-name="T5">קיי</text:span><text:span text:style-name="T5">ה </text:span><text:span text:style-name="T5">ותי</text:span><text:span text:style-name="T5">קיו</text:span><text:span text:style-name="T5">ת </text:span><text:span text:style-name="T5">מ</text:span><text:span text:style-name="T5">שנ</text:span><text:span text:style-name="T5">ה </text:span></text:p>
          <text:p text:style-name="P5"><text:span text:style-name="T5">בת</text:span><text:span text:style-name="T5">וך </text:span><text:span text:style-name="T5">תי</text:span><text:span text:style-name="T5">קיי</text:span><text:span text:style-name="T5">ת </text:span><text:span text:style-name="T5">en</text:span><text:span text:style-name="T5">ve</text:span><text:span text:style-name="T5">lo</text:span><text:span text:style-name="T5">pe</text:span><text:span text:style-name="T5">s</text:span></text:p>
        </draw:rect>
        <draw:connector draw:style-name="gr3" draw:text-style-name="P4" draw:layer="layout" svg:x1="9.89cm" svg:y1="19.372cm" svg:x2="14.847cm" svg:y2="21.41cm" draw:start-shape="id4" draw:start-glue-point="1" draw:end-shape="id5" draw:end-glue-point="4" svg:d="M9890 19372h4957v2038" svg:viewBox="0 0 4958 2039">
          <text:p/>
        </draw:connector>
        <draw:rect draw:style-name="gr4" draw:text-style-name="P6" xml:id="id13" draw:id="id13" draw:layer="layout" svg:width="5.715cm" svg:height="1.27cm" svg:x="3.858cm" svg:y="31.935cm">
          <text:p text:style-name="P5"><text:span text:style-name="T5">ה</text:span><text:span text:style-name="T5">ח</text:span><text:span text:style-name="T5">ל</text:span><text:span text:style-name="T5">ף </text:span><text:span text:style-name="T5">ש</text:span><text:span text:style-name="T5">מ</text:span><text:span text:style-name="T5">ו</text:span><text:span text:style-name="T5">ת </text:span><text:span text:style-name="T5">ק</text:span><text:span text:style-name="T5">ב</text:span><text:span text:style-name="T5">צ</text:span><text:span text:style-name="T5">י</text:span><text:span text:style-name="T5">ם</text:span></text:p>
        </draw:rect>
        <draw:connector draw:style-name="gr3" draw:text-style-name="P4" draw:layer="layout" svg:x1="9.573cm" svg:y1="26.57cm" svg:x2="14.847cm" svg:y2="28.572cm" draw:start-shape="id6" draw:start-glue-point="1" draw:end-shape="id7" draw:end-glue-point="4" svg:d="M9573 26570h5274v2002" svg:viewBox="0 0 5275 2003">
          <text:p/>
        </draw:connector>
        <draw:rect draw:style-name="gr2" draw:text-style-name="P3" draw:layer="layout" svg:width="4.318cm" svg:height="3.302cm" svg:x="1cm" svg:y="1cm">
          <text:p text:style-name="P1"><text:span text:style-name="T2">ת</text:span><text:span text:style-name="T2">נ</text:span><text:span text:style-name="T2">א</text:span><text:span text:style-name="T2">י</text:span><text:span text:style-name="T2">ם</text:span><text:span text:style-name="T2">:</text:span></text:p>
          <text:p text:style-name="P1"><text:span text:style-name="T4">ק</text:span><text:span text:style-name="T4">ו</text:span><text:span text:style-name="T4">ד </text:span><text:span text:style-name="T4">ני</text:span><text:span text:style-name="T4">י</text:span><text:span text:style-name="T4">ר </text:span><text:span text:style-name="T4">ח</text:span><text:span text:style-name="T4">ו</text:span><text:span text:style-name="T4">ק</text:span><text:span text:style-name="T4">י</text:span></text:p>
          <text:p text:style-name="P1"><text:span text:style-name="T4">ע</text:span><text:span text:style-name="T4">ב</text:span><text:span text:style-name="T4">ו</text:span><text:span text:style-name="T4">ד</text:span><text:span text:style-name="T4">ה </text:span><text:span text:style-name="T4">ל</text:span><text:span text:style-name="T4">א </text:span><text:span text:style-name="T4">פ</text:span><text:span text:style-name="T4">ע</text:span><text:span text:style-name="T4">י</text:span><text:span text:style-name="T4">ל</text:span><text:span text:style-name="T4">ה</text:span></text:p>
          <text:p text:style-name="P1"><text:span text:style-name="T4">ק</text:span><text:span text:style-name="T4">ו</text:span><text:span text:style-name="T4">ד </text:span><text:span text:style-name="T4">ב</text:span><text:span text:style-name="T4">ס</text:span><text:span text:style-name="T4">י</text:span><text:span text:style-name="T4">ס </text:span><text:span text:style-name="T4">ח</text:span><text:span text:style-name="T4">ו</text:span><text:span text:style-name="T4">ק</text:span><text:span text:style-name="T4">י </text:span><text:span text:style-name="T4">א</text:span><text:span text:style-name="T4">ו </text:span><text:span text:style-name="T4">ר</text:span><text:span text:style-name="T4">י</text:span><text:span text:style-name="T4">ק</text:span></text:p>
        </draw:rect>
        <draw:custom-shape draw:style-name="gr5" draw:text-style-name="P7" xml:id="id3" draw:id="id3" draw:layer="layout" svg:width="4.445cm" svg:height="2.54cm" svg:x="12.602cm" svg:y="12.37cm">
          <text:p text:style-name="P5"><text:span text:style-name="T4">רשימת המעטפות </text:span></text:p>
          <text:p text:style-name="P5"><text:span text:style-name="T4">מכילה ערכים?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9" xml:id="id8" draw:id="id8" draw:layer="layout" svg:width="1.27cm" svg:height="1.27cm" svg:x="6.08cm" svg:y="13.075cm">
          <text:p text:style-name="P8"><text:span text:style-name="T4">כ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0" xml:id="id9" draw:id="id9" draw:layer="layout" svg:width="1.27cm" svg:height="1.27cm" svg:x="21.955cm" svg:y="13.075cm">
          <text:p text:style-name="P8"><text:span text:style-name="T4">לא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624cm" svg:y1="13.693cm" svg:x2="7.35cm" svg:y2="13.71cm" draw:end-shape="id8" draw:end-glue-point="7" svg:d="M12624 13693h-2386v17h-2888" svg:viewBox="0 0 5275 18">
          <text:p/>
        </draw:connector>
        <draw:connector draw:style-name="gr3" draw:text-style-name="P4" draw:layer="layout" svg:x1="17.069cm" svg:y1="13.693cm" svg:x2="21.955cm" svg:y2="13.71cm" draw:end-shape="id9" draw:end-glue-point="5" svg:d="M17069 13693h2193v17h2693" svg:viewBox="0 0 4887 18">
          <text:p/>
        </draw:connector>
        <draw:rect draw:style-name="gr4" draw:text-style-name="P6" xml:id="id10" draw:id="id10" draw:layer="layout" svg:width="5.715cm" svg:height="1.27cm" svg:x="3.858cm" svg:y="15.715cm">
          <text:p text:style-name="P5"><text:span text:style-name="T5">צ</text:span><text:span text:style-name="T5">ו</text:span><text:span text:style-name="T5">ר </text:span><text:span text:style-name="T5">ת</text:span><text:span text:style-name="T5">י</text:span><text:span text:style-name="T5">ק</text:span><text:span text:style-name="T5">יי</text:span><text:span text:style-name="T5">ת </text:span><text:span text:style-name="T5">e</text:span><text:span text:style-name="T5">n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s</text:span></text:p>
        </draw:rect>
        <draw:connector draw:style-name="gr3" draw:text-style-name="P4" draw:layer="layout" svg:x1="6.715cm" svg:y1="16.985cm" svg:x2="6.715cm" svg:y2="18.42cm" draw:start-shape="id10" draw:start-glue-point="2" draw:end-shape="id4" draw:end-glue-point="0" svg:d="M6715 16985v1435" svg:viewBox="0 0 1 1436">
          <text:p/>
        </draw:connector>
        <draw:connector draw:style-name="gr3" draw:text-style-name="P4" draw:layer="layout" svg:x1="6.715cm" svg:y1="14.345cm" svg:x2="6.715cm" svg:y2="15.715cm" draw:start-shape="id8" draw:start-glue-point="6" draw:end-shape="id10" draw:end-glue-point="0" svg:d="M6715 14345v1370" svg:viewBox="0 0 1 1371">
          <text:p/>
        </draw:connector>
        <draw:custom-shape draw:style-name="gr5" draw:text-style-name="P7" xml:id="id5" draw:id="id5" draw:layer="layout" svg:width="4.445cm" svg:height="2.54cm" svg:x="12.624cm" svg:y="21.41cm">
          <text:p text:style-name="P5"><text:span text:style-name="T4">קוד בסיס קיים?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4" draw:layer="layout" svg:x1="22.59cm" svg:y1="14.345cm" svg:x2="14.846cm" svg:y2="21.41cm" draw:start-shape="id9" draw:start-glue-point="6" draw:end-shape="id5" svg:d="M22590 14345v3533h-7744v3532" svg:viewBox="0 0 7745 7066">
          <text:p/>
        </draw:connector>
        <draw:custom-shape draw:style-name="gr6" draw:text-style-name="P9" xml:id="id11" draw:id="id11" draw:layer="layout" svg:width="1.27cm" svg:height="1.27cm" svg:x="6.08cm" svg:y="22.045cm">
          <text:p text:style-name="P8"><text:span text:style-name="T4">כ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624cm" svg:y1="22.68cm" svg:x2="7.35cm" svg:y2="22.68cm" draw:start-shape="id5" draw:start-glue-point="6" draw:end-shape="id11" draw:end-glue-point="7" svg:d="M12624 22680h-5274" svg:viewBox="0 0 5275 1">
          <text:p/>
        </draw:connector>
        <draw:connector draw:style-name="gr3" draw:text-style-name="P4" draw:layer="layout" svg:x1="6.715cm" svg:y1="23.315cm" svg:x2="6.715cm" svg:y2="25.935cm" draw:start-shape="id11" draw:start-glue-point="6" draw:end-shape="id6" draw:end-glue-point="0" svg:d="M6715 23315v2620" svg:viewBox="0 0 1 2621">
          <text:p/>
        </draw:connector>
        <draw:custom-shape draw:style-name="gr5" draw:text-style-name="P7" xml:id="id7" draw:id="id7" draw:layer="layout" svg:width="4.445cm" svg:height="2.54cm" svg:x="12.624cm" svg:y="28.572cm">
          <text:p text:style-name="P5"><text:span text:style-name="T4">קוד בסיס </text:span></text:p>
          <text:p text:style-name="P5"><text:span text:style-name="T4">שונה מקוד נייר?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9" xml:id="id12" draw:id="id12" draw:layer="layout" svg:width="1.27cm" svg:height="1.27cm" svg:x="6.08cm" svg:y="29.207cm">
          <text:p text:style-name="P8"><text:span text:style-name="T4">כ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624cm" svg:y1="29.842cm" svg:x2="7.35cm" svg:y2="29.842cm" draw:start-shape="id7" draw:start-glue-point="6" draw:end-shape="id12" draw:end-glue-point="7" svg:d="M12624 29842h-5274" svg:viewBox="0 0 5275 1">
          <text:p/>
        </draw:connector>
        <draw:connector draw:style-name="gr3" draw:text-style-name="P4" draw:layer="layout" svg:x1="6.715cm" svg:y1="30.477cm" svg:x2="6.715cm" svg:y2="31.935cm" draw:start-shape="id12" draw:start-glue-point="6" draw:end-shape="id13" draw:end-glue-point="0" svg:d="M6715 30477v1458" svg:viewBox="0 0 1 1459">
          <text:p/>
        </draw:connector>
        <draw:rect draw:style-name="gr4" draw:text-style-name="P6" xml:id="id1" draw:id="id1" draw:layer="layout" svg:width="6.35cm" svg:height="1.27cm" svg:x="11.649cm" svg:y="4.15cm">
          <text:p text:style-name="P5"><text:span text:style-name="T5">הוסף רשומה </text:span><text:span text:style-name="T5">לטבלת </text:span><text:span text:style-name="T5">Job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LGC Sans" style:font-size-asian="24pt" style:language-asian="zxx" style:country-asian="none" style:font-name-complex="DejaVu LGC Sans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meta:initial-creator>Hilel</meta:initial-creator>
    <meta:creation-date>2008-05-09T09:15:32</meta:creation-date>
    <dc:date>2019-09-11T09:16:49.212247628</dc:date>
    <meta:print-date>2008-05-12T16:32:38</meta:print-date>
    <dc:language>en-US</dc:language>
    <meta:editing-cycles>494</meta:editing-cycles>
    <meta:editing-duration>P2DT3H3M38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